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8.70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42cm" fo:min-width="4.014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207cm" svg:height="2.54cm" svg:x="5.128cm" svg:y="7.985cm">
          <text:p text:style-name="P1">Generacion de mapas aleatorio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762cm" svg:height="2.54cm" svg:x="2.588cm" svg:y="3.222cm">
          <text:p text:style-name="P1">Tiempo de diseño manu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7.35cm" svg:y1="4.492cm" svg:x2="9.731cm" svg:y2="7.985cm" draw:start-shape="id1" draw:end-shape="id2" draw:end-glue-point="0" svg:d="M7350 4492l2381 3493" svg:viewBox="0 0 2382 349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18:49:41.829782715</meta:creation-date>
    <dc:date>2025-10-10T19:02:05.867446321</dc:date>
    <meta:editing-duration>PT1M48S</meta:editing-duration>
    <meta:editing-cycles>1</meta:editing-cycles>
    <meta:document-statistic meta:object-count="3"/>
    <meta:generator>LibreOffice/25.8.2.1$Linux_X86_64 LibreOffice_project/580$Build-1</meta:generator>
  </office:meta>
</office:document-meta>
</file>